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7b98"/>
    </style:style>
    <style:style style:name="P2" style:family="paragraph" style:parent-style-name="Standard">
      <style:text-properties officeooo:paragraph-rsid="001a4b80"/>
    </style:style>
    <style:style style:name="P3" style:family="paragraph" style:parent-style-name="Standard">
      <style:text-properties officeooo:rsid="001a4b80" officeooo:paragraph-rsid="001a4b80"/>
    </style:style>
    <style:style style:name="T1" style:family="text">
      <style:text-properties officeooo:rsid="00187b98"/>
    </style:style>
    <style:style style:name="T2" style:family="text">
      <style:text-properties officeooo:rsid="001a4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erstellt Makefiles</text:span></text:p>
      <text:p text:style-name="Standard"/>
      <text:p text:style-name="Standard">-----------------------<text:span text:style-name="T1">CMakeLists-------------------------</text:span></text:p>
      <text:p text:style-name="P1">→<text:span text:style-name="T1"> Die Datei CMakeLists ist eine Anweisungsliste für CMake.</text:span></text:p>
      <text:p text:style-name="P1"><text:span text:style-name="T1">→ cmake ausführen: $ cmake . //der punkt steht für das aktuelle Verzeichnis.</text:span></text:p>
      <text:p text:style-name="P1"/>
      <text:p text:style-name="P2"><text:span text:style-name="T2">Beispiel: </text:span></text:p>
      <text:p text:style-name="P2"><text:span text:style-name="T2">//Datei: CMakeLists.txt <text:s/></text:span></text:p>
      <text:p text:style-name="P3">add_executable(helloworld main.cpp) </text:p>
      <text:p text:style-name="P3"/>
      <text:p text:style-name="P3">$ cmake . //makefile wird erstellt.</text:p>
      <text:p text:style-name="P3">$ make //main.cpp wird kompilier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3:00:50.926907906</meta:creation-date>
    <dc:date>2018-06-02T14:06:07.676894443</dc:date>
    <meta:editing-duration>PT55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3" meta:character-count="352" meta:non-whitespace-character-count="315"/>
  </office:meta>
</office:document-meta>
</file>